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4" style:family="paragraph" style:parent-style-name="Text_20_body">
      <style:text-properties style:font-name="Liberation Serif" fo:font-size="12pt" fo:font-style="normal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lgemeine Bedingungen</text:h>
      <text:h text:style-name="Heading_20_2" text:outline-level="2">PND (CreateUse)</text:h>
      <text:p text:style-name="Text_20_body">Zwei Knoten pre.n und succ.n sind dann in PND (CreateUse) wenn gilt:</text:p>
      <text:p text:style-name="Standard"><text:tab/>isCreate(pre.n) and isPreserve(succ.n)<text:tab/><text:tab/><text:tab/>(1)</text:p>
      <text:p text:style-name="Standard">and<text:tab/>pre.n.type.eAllSuperTypes*.contains(succ.n.type)<text:tab/><text:tab/>(2)</text:p>
      <text:p text:style-name="Standard">and<text:tab/>isSearchedInModelB(succ.n)<text:tab/><text:tab/><text:tab/><text:tab/><text:tab/>(3)</text:p>
      <text:p text:style-name="Standard"/>
      <text:list xml:id="list17424409591" text:style-name="L1">
        <text:list-item>
          <text:p text:style-name="P5">Knoten der von pre erzeugt wird, wird von succ verwendet</text:p>
        </text:list-item>
      </text:list>
      <text:list xml:id="list1747991632" text:style-name="L2">
        <text:list-item>
          <text:p text:style-name="P6">Der Typ des erzeugten Knotens muss dem Typ des verwendeten Knoten entsprechen, darf aber auch spezieller sein. Nicht jedoch allgemeiner als der von succ geforderte Knotentyp</text:p>
        </text:list-item>
        <text:list-item>
          <text:p text:style-name="P6">succ.n wird in Modell B auch tatsächlich gesucht, ist also nicht nur transient vorhanden</text:p>
        </text:list-item>
      </text:list>
      <text:h text:style-name="Heading_20_2" text:outline-level="2">PND (UseDelete)</text:h>
      <text:p text:style-name="Text_20_body">Zwei Knoten pre.n und succ.n sind dann in PND (UseDelete) wenn gilt:</text:p>
      <text:p text:style-name="Standard"><text:tab/>isPreserve(pre.n) and isDelete(succ.n)<text:tab/><text:tab/>(1)</text:p>
      <text:p text:style-name="Standard">and<text:tab/>assignable(pre.n.type, succ.n.type)<text:tab/><text:tab/><text:tab/>(2)</text:p>
      <text:p text:style-name="Standard">and<text:tab/>isSearchedInModelA(pre.n)<text:tab/><text:tab/><text:tab/><text:tab/>(3)</text:p>
      <text:p text:style-name="Standard"/>
      <text:list xml:id="list357997559" text:style-name="L3">
        <text:list-item>
          <text:p text:style-name="P7">Knoten der von pre verwendet wird, wird von succ gelöscht</text:p>
        </text:list-item>
        <text:list-item>
          <text:p text:style-name="P7">Typ des verwendeten Knotens muß gleich, allgemeiner oder spezieller als Typ des gelöschten Knotens sein</text:p>
        </text:list-item>
        <text:list-item>
          <text:p text:style-name="P7">pre.n wird in Modell A auch tatsächlich gesucht, ist also nicht nur transient vorhanden</text:p>
        </text:list-item>
      </text:list>
      <text:h text:style-name="Heading_20_2" text:outline-level="2">PED (CreateUse)</text:h>
      <text:p text:style-name="Text_20_body">Zwei Kanten pre.e und succ.e sind dann in PED (CreateUse) wenn gilt:</text:p>
      <text:p text:style-name="Standard"><text:tab/>isCreate(pre.e) and isPreserve(succ.e)</text:p>
      <text:p text:style-name="Standard">and<text:tab/>pre.e.type = succ.e.type<text:tab/><text:tab/><text:tab/></text:p>
      <text:p text:style-name="Standard">and<text:tab/>srcOK<text:tab/></text:p>
      <text:p text:style-name="Standard">and<text:tab/>tgtOK</text:p>
      <text:p text:style-name="Standard"/>
      <text:p text:style-name="Standard">srcOK:</text:p>
      <text:p text:style-name="Standard"><text:tab/>isPreserve(pre.e.src) <text:tab/>and <text:s/>assignable(pre.e.src.type, succ.e.src.type)<text:tab/>(1)</text:p>
      <text:p text:style-name="Standard">or<text:tab/>isCreate(pre.e.src) <text:s text:c="5"/><text:tab/>and isPND_createUse(pre.e.src, <text:s/>succ.e.src)<text:tab/><text:tab/>(2)</text:p>
      <text:p text:style-name="Standard"/>
      <text:list xml:id="list1206716080" text:style-name="L4">
        <text:list-item>
          <text:p text:style-name="P8">Wenn der src-Knoten der erzeugten Kante preserved ist, dann entscheidet der Typ ob eine Abhängigkeit besteht: Typen der src-Knoten von pre und succ müssen ineinander konvertierbar sein.</text:p>
        </text:list-item>
        <text:list-item>
          <text:p text:style-name="P8">Wenn der src-Knoten der erzeugten Kante ebenfall erzeugt wird, dann wird nach einer PND gefragt: erzeugt pre den src-Knoten, der von succ als src-Knoten verwendet wird?</text:p>
        </text:list-item>
      </text:list>
      <text:p text:style-name="Standard"/>
      <text:p text:style-name="Standard">tgtOK (analog zu srcOK):</text:p>
      <text:p text:style-name="Standard"><text:tab/>isPreserve(pre.e.tgt) <text:tab/>and <text:s/>assignable(pre.e.tgt.type, succ.e.tgt.type)</text:p>
      <text:p text:style-name="Standard">or<text:tab/>isCreate(pre.e.tgt) <text:s text:c="5"/><text:tab/>and isPND_createUse(pre.e.tgt, <text:s/>succ.e.tgt)<text:tab/></text:p>
      <text:h text:style-name="Heading_20_2" text:outline-level="2">PED (UseDelete)</text:h>
      <text:p text:style-name="Text_20_body">Zwei Kanten pre.e und succ.e sind dann in PED (UseDelete) wenn gilt:</text:p>
      <text:p text:style-name="Standard"><text:tab/>isPreserve(pre.e) and isDelete(succ.e)</text:p>
      <text:p text:style-name="Standard">and<text:tab/>pre.e.type = succ.e.type<text:tab/></text:p>
      <text:p text:style-name="Standard"><text:soft-page-break/>and<text:tab/>assignable(pre.e.src.type, succ.e.src.type)</text:p>
      <text:p text:style-name="Standard">and<text:tab/>assignable(pre.e.tgt.type, succ.e.tgt.typ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3.5$Linux_x86 LibreOffice_project/350m1$Build-2</meta:generator>
    <dc:date>2012-12-18T09:37:43</dc:date>
    <dc:creator>Timo Kehrer</dc:creator>
    <meta:editing-duration>PT20H11M43S</meta:editing-duration>
    <meta:editing-cycles>10</meta:editing-cycles>
    <meta:document-statistic meta:table-count="0" meta:image-count="0" meta:object-count="0" meta:page-count="2" meta:paragraph-count="37" meta:word-count="283" meta:character-count="2152" meta:non-whitespace-character-count="1875"/>
  </office:meta>
</office:document-meta>
</file>